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text:list-style style:name="L1">
      <text:list-level-style-bullet text:level="1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96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3.295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4.62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5.955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7.28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8.615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9.9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1.275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2.60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rganização Trabalho – Artificial Life</text:p>
      <text:p text:style-name="Standard"><text:tab/><text:tab/><text:tab/>Hardware Artificial Life</text:p>
      <text:p text:style-name="Standard"/>
      <text:p text:style-name="Standard">Material de Pesquisa:</text:p>
      <text:p text:style-name="Standard"><text:s text:c="4"/>Livros: Artificial Life An Overview (pdf, pag 110), Intelligent Behavior in Animals and Robots (<text:a xlink:type="simple" xlink:href="http://books.google.com.br/books?id=MAWPaZ8OmVwC&amp;dq=Intelligent+Behavior+in+Animals+and+Robots&amp;printsec=frontcover&amp;source=bn&amp;hl=pt-BR&amp;ei=JgTVSavCPKWxtge-m6ngDw&amp;sa=X&amp;oi=book_result&amp;ct=result&amp;resnum=4#PPA215,M1">internet, pag 215</text:a>), An Introduction to AI Robotics (pdf).</text:p>
      <text:p text:style-name="Standard"/>
      <text:p text:style-name="Standard"><text:s text:c="3"/>Internet: </text:p>
      <text:p text:style-name="Standard"><text:tab/><text:a xlink:type="simple" xlink:href="http://en.wikipedia.org/wiki/Technological_singularity">http://en.wikipedia.org/wiki/Technological_singularity</text:a></text:p>
      <text:p text:style-name="Standard"/>
      <text:p text:style-name="Standard"><text:tab/><text:a xlink:type="simple" xlink:href="http://en.wikipedia.org/wiki/Robotics">http://en.wikipedia.org/wiki/Robotics</text:a></text:p>
      <text:p text:style-name="Standard"><text:line-break/><text:tab/><text:a xlink:type="simple" xlink:href="http://www.springerlink.com/content/112249/">http://www.springerlink.com/content/112249/</text:a><text:line-break/><text:tab/><text:a xlink:type="simple" xlink:href="http://journalseek.net/cgi-bin/journalseek/journalsearch.cgi?field=category&amp;query=elec.roboauto">http://journalseek.net/cgi-bin/journalseek/journalsearch.cgi?field=category&amp;query=elec.roboauto</text:a><text:line-break/><text:tab/><text:a xlink:type="simple" xlink:href="http://journalseek.net/cgi-bin/journalseek/journalsearch.cgi?field=issn&amp;query=1433-5298">http://journalseek.net/cgi-bin/journalseek/journalsearch.cgi?field=issn&amp;query=1433-5298</text:a></text:p>
      <text:p text:style-name="Standard"/>
      <text:p text:style-name="Standard"><text:tab/><text:a xlink:type="simple" xlink:href="http://en.wikipedia.org/wiki/Three_Laws_of_Robotics">http://en.wikipedia.org/wiki/Three_Laws_of_Robotics</text:a></text:p>
      <text:p text:style-name="Standard"><text:line-break/><text:tab/><text:a xlink:type="simple" xlink:href="http://en.wikipedia.org/wiki/Darwin_machine" office:target-frame-name="_blank" xlink:show="new">http://en.wikipedia.org/wiki/Darwin_machine</text:a><text:line-break/><text:tab/><text:a xlink:type="simple" xlink:href="http://www.williamcalvin.com/1980s/1987Nature.htm">http://www.williamcalvin.com/1980s/1987Nature.htm</text:a></text:p>
      <text:p text:style-name="Standard"><text:a xlink:type="simple" xlink:href="http://www.ai.mit.edu/projects/humanoid-robotics-group/"/></text:p>
      <text:p text:style-name="Standard"><text:s/><text:line-break/></text:p>
      <text:p text:style-name="Standard">Tópicos a serem abordados:</text:p>
      <text:p text:style-name="Standard"><text:tab/>Introdução HardALife</text:p>
      <text:list text:style-name="L1">
        <text:list-item>
          <text:p>Singularidade Tecnológica</text:p>
        </text:list-item>
        <text:list-item>
          <text:p>Robotica</text:p>
        </text:list-item>
      </text:list>
      <text:p text:style-name="Standard"/>
      <text:p text:style-name="Standard">Videos:</text:p>
      <text:p text:style-name="Standard"><text:tab/><text:a xlink:type="simple" xlink:href="http://www.ted.com/index.php/talks/rodney_brooks_on_robots.html">http://www.ted.com/index.php/talks/rodney_brooks_on_robots.html</text:a></text:p>
      <text:p text:style-name="Standard"><text:tab/><text:a xlink:type="simple" xlink:href="http://video.google.com/videoplay?docid=-3001796420465120286">http://video.google.com/videoplay?docid=-3001796420465120286</text:a></text:p>
      <text:p text:style-name="Standard">Good links:</text:p>
      <text:p text:style-name="Standard"><text:tab/><text:a xlink:type="simple" xlink:href="http://store.irobot.com/corp/index.jsp">http://store.irobot.com/corp/index.jsp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BrOffice.org/2.4$Win32 OpenOffice.org_project/680m12$Build-9286</meta:generator>
    <meta:creation-date>2009-04-02T16:08:54</meta:creation-date>
    <dc:date>2009-04-22T23:35:28</dc:date>
    <dc:language>pt-BR</dc:language>
    <meta:editing-cycles>7</meta:editing-cycles>
    <meta:editing-duration>PT7H27M29S</meta:editing-duration>
    <meta:user-defined meta:name="Informações 1"/>
    <meta:user-defined meta:name="Informações 2"/>
    <meta:user-defined meta:name="Informações 3"/>
    <meta:user-defined meta:name="Informações 4"/>
    <meta:document-statistic meta:table-count="0" meta:image-count="0" meta:object-count="0" meta:page-count="1" meta:paragraph-count="20" meta:word-count="113" meta:character-count="992"/>
  </office:meta>
</office:document-meta>
</file>